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color="#3399ff"/>
    </style:style>
    <style:style style:name="P3" style:family="paragraph" style:parent-style-name="Standard">
      <style:text-properties fo:color="#3399ff" style:font-name="Calibri1"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Brief Use cases:<text:line-break/><text:line-break/>Checkin app:<text:line-break/></text:span></text:p>
      <text:p text:style-name="P3">Connect <text:s/>app to Linux Server</text:p>
      <text:p text:style-name="Standard"><text:span text:style-name="T1">Hent data fra linux server</text:span></text:p>
      <text:p text:style-name="P1"/>
      <text:p text:style-name="Standard">Omskriv data til JSON / C# object</text:p>
      <text:p text:style-name="Standard"/>
      <text:p text:style-name="Standard">Opret data i Database</text:p>
      <text:p text:style-name="Standard"/>
      <text:p text:style-name="Standard">Lad dagens bookinger blive vist på forside.</text:p>
      <text:p text:style-name="Standard"/>
      <text:p text:style-name="P2">Lad kunde/person vælg sin <text:s/>booking fra booking list</text:p>
      <text:p text:style-name="Standard">Lad kunde kunne indsætte egen data på booking(Inklusiv tilkendegivelse af om man skal køre segway samt tilmelding til nyhedsbrev)</text:p>
      <text:p text:style-name="Standard"/>
      <text:p text:style-name="Standard">Afslut checkin(alle brugere er ankommet)</text:p>
      <text:p text:style-name="Standard"/>
      <text:p text:style-name="Standard">Point app:</text:p>
      <text:p text:style-name="Standard"/>
      <text:p text:style-name="Standard">Vis dagens afsluttede checkins<text:line-break/></text:p>
      <text:p text:style-name="Standard"><text:line-break/>Lad en person kunne vælge en booking.</text:p>
      <text:p text:style-name="Standard"/>
      <text:p text:style-name="Standard">Lad en person kunne vælge en aktivitet</text:p>
      <text:p text:style-name="Standard"/>
      <text:p text:style-name="Standard">Lad en person kunne indsætte point på en person på en aktivitet.</text:p>
      <text:p text:style-name="Standard"/>
      <text:p text:style-name="Standard">Lad en bruger kunne mærke en aktivitet som afsluttet.</text:p>
      <text:p text:style-name="Standard"/>
      <text:p text:style-name="Standard"><text:soft-page-break/>Lad en bruger kunne markere at dagens aktiviteter er afsluttede.<text:line-break/><text:line-break/>Generer email med diplom til alle deltagere.</text:p>
      <text:p text:style-name="Standard"/>
      <text:p text:style-name="Standard"/>
      <text:p text:style-name="P2"><text:bookmark text:name="_GoBack"/>Point App:</text:p>
      <text:p text:style-name="P2"/>
      <text:p text:style-name="P2">Person indtsate email og klik på Tilføj Aktivitet/Tjek din point button</text:p>
      <text:p text:style-name="P2">Navigere til person profil . Siden viser booking navn ,person navn, <text:s text:c="2"/>list af vælgte aktiviteter <text:s/>og pointer. <text:s/>(vis beskeden <text:s/>'Ingen aktivitet blev valgt', hvis <text:s/>der blev valgt ingen aktivitet). <text:s/>Også <text:s/>'Tilføj Aktivitet/Point' button og 'Print/Email <text:s/>Point'. Og 'Luk/Log ud'.</text:p>
      <text:p text:style-name="P2"/>
      <text:p text:style-name="P2">Tilføj Aktivitet/Point' button: - vis en list over aktivitet og <text:s/>tekst felt til indtaste point . Person indtaste point til aktivitet og klik 'Tilføj' button. </text:p>
      <text:p text:style-name="P2">Siden navigere tilbage til person profil.</text:p>
      <text:p text:style-name="P2"><text:s/>Print/Email <text:s/>Point:- <text:s/>Generer email til person og vis en en message box til success/fejl.</text:p>
      <text:p text:style-name="P2">Luk/Log ud:- navigere til forside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a" fo:country="DK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libri" fo:font-size="11pt" fo:language="da" fo:country="DK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smus Madsen</meta:initial-creator>
    <dc:creator>eby santhome</dc:creator>
    <meta:editing-cycles>2</meta:editing-cycles>
    <meta:creation-date>2019-04-25T10:55:00</meta:creation-date>
    <dc:date>2019-04-25T22:02:07.44</dc:date>
    <meta:editing-duration>PT1H7M15S</meta:editing-duration>
    <meta:generator>OpenOffice/4.1.4$Win32 OpenOffice.org_project/414m5$Build-9788</meta:generator>
    <meta:document-statistic meta:table-count="0" meta:image-count="0" meta:object-count="0" meta:page-count="2" meta:paragraph-count="23" meta:word-count="225" meta:character-count="14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